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padding-top="0.13cm"/>
    </style:style>
    <style:style style:name="gr2" style:family="graphic" style:parent-style-name="standard">
      <style:graphic-properties draw:fill-color="#00ae00" draw:textarea-horizontal-align="justify" draw:textarea-vertical-align="middle" draw:auto-grow-height="false" fo:min-height="0cm" fo:min-width="0cm" fo:padding-top="0.13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-color="#e6e64c" draw:textarea-horizontal-align="center" draw:textarea-vertical-align="middle" fo:padding-top="0.1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00ae00" draw:textarea-horizontal-align="center" draw:textarea-vertical-align="middle" fo:padding-top="0.1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padding-top="-2.17cm"/>
    </style:style>
    <style:style style:name="gr8" style:family="graphic" style:parent-style-name="standard">
      <style:graphic-properties draw:textarea-horizontal-align="justify" draw:textarea-vertical-align="middle" draw:auto-grow-height="false" fo:padding-top="0.13cm"/>
    </style:style>
    <style:style style:name="gr9" style:family="graphic" style:parent-style-name="_3f__3f_">
      <style:graphic-properties draw:stroke="none" draw:fill="none" fo:min-height="0.713cm"/>
    </style:style>
    <style:style style:name="gr10" style:family="graphic" style:parent-style-name="standard">
      <style:graphic-properties draw:textarea-horizontal-align="center" draw:textarea-vertical-align="middle" fo:padding-top="0.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1cm" svg:height="8.213cm" svg:x="5.771cm" svg:y="1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14cm" svg:height="2.297cm" svg:x="8.386cm" svg:y="7.3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5cm" svg:height="0.067cm" svg:x="7cm" svg:y="2.8cm">
          <draw:text-box>
            <text:p>3D/2D modeling software</text:p>
          </draw:text-box>
        </draw:frame>
        <draw:rect draw:style-name="gr4" draw:text-style-name="P1" xml:id="id3" draw:id="id3" draw:layer="layout" svg:width="5cm" svg:height="1.5cm" svg:x="11.603cm" svg:y="4.551cm">
          <text:p text:style-name="P1">hand-modifying</text:p>
        </draw:rect>
        <draw:rect draw:style-name="gr4" draw:text-style-name="P1" xml:id="id1" draw:id="id1" draw:layer="layout" svg:width="4.1cm" svg:height="1.5cm" svg:x="6.4cm" svg:y="4.6cm">
          <text:p text:style-name="P1">code-gen</text:p>
        </draw:rect>
        <draw:connector draw:style-name="gr5" draw:text-style-name="P1" draw:layer="layout" svg:x1="8.45cm" svg:y1="6.1cm" svg:x2="10.893cm" svg:y2="7.303cm" draw:start-shape="id1" draw:start-glue-point="2" draw:end-shape="id2" draw:end-glue-point="0" svg:d="m8450 6100v601h2443v602">
          <text:p/>
        </draw:connector>
        <draw:rect draw:style-name="gr6" draw:text-style-name="P1" xml:id="id4" draw:id="id4" draw:layer="layout" svg:width="5cm" svg:height="1cm" svg:x="8.4cm" svg:y="7.5cm">
          <text:p text:style-name="P1">OpenGL api</text:p>
        </draw:rect>
        <draw:rect draw:style-name="gr6" draw:text-style-name="P1" xml:id="id5" draw:id="id5" draw:layer="layout" svg:width="5cm" svg:height="1cm" svg:x="8.4cm" svg:y="8.5cm">
          <text:p text:style-name="P1">OpenGL shaders</text:p>
        </draw:rect>
        <draw:connector draw:style-name="gr5" draw:text-style-name="P1" draw:layer="layout" draw:type="line" svg:x1="14.103cm" svg:y1="6.051cm" svg:x2="13.4cm" svg:y2="8cm" draw:start-shape="id3" draw:start-glue-point="2" draw:end-shape="id4" draw:end-glue-point="1" svg:d="m14103 6051-703 1949">
          <text:p/>
        </draw:connector>
        <draw:custom-shape draw:style-name="gr7" draw:text-style-name="P1" xml:id="id7" draw:id="id7" draw:layer="layout" svg:width="10.6cm" svg:height="8cm" svg:x="5.4cm" svg:y="1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cm" svg:y1="9cm" svg:x2="10.3cm" svg:y2="13.4cm" draw:start-shape="id5" draw:start-glue-point="1" draw:end-shape="id6" draw:end-glue-point="0" svg:d="m13400 9000h501v2450h-3601v1950">
          <text:p/>
        </draw:connector>
        <draw:connector draw:style-name="gr5" draw:text-style-name="P1" draw:layer="layout" svg:x1="8.4cm" svg:y1="8cm" svg:x2="5.4cm" svg:y2="16cm" draw:start-shape="id4" draw:start-glue-point="3" draw:end-shape="id7" svg:d="m8400 8000h-3501v8000h501">
          <text:p/>
        </draw:connector>
        <draw:custom-shape draw:style-name="gr8" draw:text-style-name="P1" xml:id="id8" draw:id="id8" draw:layer="layout" svg:width="2.5cm" svg:height="1cm" svg:x="8.9cm" svg:y="15.2cm">
          <text:p text:style-name="P1">obj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4" draw:text-style-name="P1" xml:id="id9" draw:id="id9" draw:layer="layout" svg:width="7.4cm" svg:height="0.9cm" svg:x="6.5cm" svg:y="17cm">
          <text:p text:style-name="P1">On-line binding(linker)</text:p>
        </draw:rect>
        <draw:rect draw:style-name="gr4" draw:text-style-name="P1" xml:id="id6" draw:id="id6" draw:layer="layout" svg:width="6cm" svg:height="1cm" svg:x="7.3cm" svg:y="13.4cm">
          <text:p text:style-name="P1">On-line compiler</text:p>
        </draw:rect>
        <draw:frame draw:style-name="gr9" draw:text-style-name="P2" draw:layer="layout" svg:width="3.22cm" svg:height="0.713cm" svg:x="9.071cm" svg:y="12.314cm">
          <draw:text-box>
            <text:p text:style-name="P2"><text:span text:style-name="T1">Driver/Lib</text:span></text:p>
          </draw:text-box>
        </draw:frame>
        <draw:custom-shape draw:style-name="gr8" draw:text-style-name="P1" xml:id="id10" draw:id="id10" draw:layer="layout" svg:width="2.5cm" svg:height="1cm" svg:x="8.9cm" svg:y="18.6cm">
          <text:p text:style-name="P1">ex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svg:x1="10.3cm" svg:y1="14.4cm" svg:x2="10.15cm" svg:y2="15.2cm" draw:start-shape="id6" draw:start-glue-point="2" draw:end-shape="id8" draw:end-glue-point="4" svg:d="m10300 14400v400h-150v400">
          <text:p/>
        </draw:connector>
        <draw:connector draw:style-name="gr5" draw:text-style-name="P1" draw:layer="layout" svg:x1="10.15cm" svg:y1="16.141cm" svg:x2="10.2cm" svg:y2="17cm" draw:start-shape="id8" draw:start-glue-point="6" draw:end-shape="id9" draw:end-glue-point="0" svg:d="m10150 16141v460h50v399">
          <text:p/>
        </draw:connector>
        <draw:connector draw:style-name="gr5" draw:text-style-name="P1" draw:layer="layout" svg:x1="10.2cm" svg:y1="17.9cm" svg:x2="10.15cm" svg:y2="18.6cm" draw:start-shape="id9" draw:start-glue-point="2" draw:end-shape="id10" draw:end-glue-point="4" svg:d="m10200 17900v350h-50v350">
          <text:p/>
        </draw:connector>
        <draw:rect draw:style-name="gr10" draw:text-style-name="P1" xml:id="id11" draw:id="id11" draw:layer="layout" svg:width="3.5cm" svg:height="1.5cm" svg:x="11.5cm" svg:y="22cm">
          <text:p text:style-name="P1">GPU</text:p>
        </draw:rect>
        <draw:connector draw:style-name="gr5" draw:text-style-name="P1" draw:layer="layout" svg:x1="10.15cm" svg:y1="19.541cm" svg:x2="13.25cm" svg:y2="22cm" draw:start-shape="id10" draw:start-glue-point="6" draw:end-shape="id11" draw:end-glue-point="0" svg:d="m10150 19541v1260h3100v1199">
          <text:p/>
        </draw:connector>
        <draw:rect draw:style-name="gr10" draw:text-style-name="P1" xml:id="id12" draw:id="id12" draw:layer="layout" svg:width="3.5cm" svg:height="1.5cm" svg:x="6.2cm" svg:y="22cm">
          <text:p text:style-name="P1">CPU</text:p>
        </draw:rect>
        <draw:connector draw:style-name="gr5" draw:text-style-name="P1" draw:layer="layout" svg:x1="10.7cm" svg:y1="20cm" svg:x2="7.95cm" svg:y2="22cm" draw:start-shape="id7" draw:start-glue-point="2" draw:end-shape="id12" draw:end-glue-point="0" svg:d="m10700 20000v1000h-2750v1000">
          <text:p/>
        </draw:connector>
        <draw:connector draw:style-name="gr5" draw:text-style-name="P1" draw:layer="layout" svg:x1="10.7cm" svg:y1="20cm" svg:x2="11.5cm" svg:y2="22.75cm" draw:start-shape="id7" draw:start-glue-point="2" draw:end-shape="id11" draw:end-glue-point="3" svg:d="m10700 20000v275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-image-width="0cm" draw:fill-image-height="0cm" fo:padding-top="-0.77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20-05-30T11:23:26</meta:creation-date>
    <dc:date>2020-05-30T12:20:14</dc:date>
    <dc:creator>Chung-Shu Chen</dc:creator>
    <meta:editing-duration>PT39M</meta:editing-duration>
    <meta:editing-cycles>3</meta:editing-cycles>
    <meta:generator>OpenOffice.org/3.3$Unix OpenOffice.org_project/330m20$Build-9567</meta:generator>
    <meta:document-statistic meta:object-count="25"/>
  </office:meta>
</office:document-meta>
</file>